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background-color="#007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198cm"/>
    </style:style>
    <style:style style:name="Table2.B" style:family="table-column">
      <style:table-column-properties style:column-width="2.2cm"/>
    </style:style>
    <style:style style:name="Table2.H" style:family="table-column">
      <style:table-column-properties style:column-width="2.205cm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none" fo:border-top="none" fo:border-bottom="0.05pt solid #000000"/>
    </style:style>
    <style:style style:name="Table2.H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paragraph-rsid="0011a331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1a331" officeooo:paragraph-rsid="0011a331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6fdc0" officeooo:paragraph-rsid="0016fdc0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011a331" officeooo:paragraph-rsid="0011a331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style="italic" officeooo:rsid="0016fdc0" officeooo:paragraph-rsid="0016fdc0" style:font-size-asian="14pt" style:font-style-asian="italic" style:font-size-complex="14pt" style:font-style-complex="italic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1a331" officeooo:paragraph-rsid="0011a33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a331" officeooo:paragraph-rsid="0011a33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54498" officeooo:paragraph-rsid="0015449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c0afc" officeooo:paragraph-rsid="001c0af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186c81" officeooo:paragraph-rsid="00186c81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8f837" officeooo:paragraph-rsid="0018f83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officeooo:rsid="0011a331" officeooo:paragraph-rsid="0011a331" style:font-size-asian="14pt" style:font-size-complex="14pt"/>
    </style:style>
    <style:style style:name="P14" style:family="paragraph" style:parent-style-name="Standard">
      <style:text-properties fo:font-size="14pt" officeooo:rsid="0011a331" officeooo:paragraph-rsid="001758c5" style:font-size-asian="14pt" style:font-size-complex="14pt"/>
    </style:style>
    <style:style style:name="P15" style:family="paragraph" style:parent-style-name="Standard">
      <style:text-properties fo:font-size="14pt" officeooo:rsid="00154498" officeooo:paragraph-rsid="00154498" style:font-size-asian="14pt" style:font-size-complex="14pt"/>
    </style:style>
    <style:style style:name="P16" style:family="paragraph" style:parent-style-name="Standard">
      <style:text-properties fo:font-size="14pt" officeooo:rsid="00154498" officeooo:paragraph-rsid="001758c5" style:font-size-asian="14pt" style:font-size-complex="14pt"/>
    </style:style>
    <style:style style:name="P17" style:family="paragraph" style:parent-style-name="Standard">
      <style:text-properties fo:font-size="14pt" officeooo:rsid="0017871d" officeooo:paragraph-rsid="0017871d" style:font-size-asian="14pt" style:font-size-complex="14pt"/>
    </style:style>
    <style:style style:name="P18" style:family="paragraph" style:parent-style-name="Standard">
      <style:text-properties fo:font-size="14pt" style:text-underline-style="none" fo:font-weight="normal" officeooo:rsid="00186c81" officeooo:paragraph-rsid="00186c81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8f837" officeooo:paragraph-rsid="0018f837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c0afc" officeooo:paragraph-rsid="001c0afc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186c81" officeooo:paragraph-rsid="00186c81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134d1c"/>
    </style:style>
    <style:style style:name="T2" style:family="text">
      <style:text-properties officeooo:rsid="00154498"/>
    </style:style>
    <style:style style:name="T3" style:family="text">
      <style:text-properties officeooo:rsid="0018f837"/>
    </style:style>
    <style:style style:name="T4" style:family="text">
      <style:text-properties officeooo:rsid="001aa71a"/>
    </style:style>
    <style:style style:name="T5" style:family="text">
      <style:text-properties officeooo:rsid="001d1800"/>
    </style:style>
    <style:style style:name="T6" style:family="text">
      <style:text-properties officeooo:rsid="001e8a5e"/>
    </style:style>
    <style:style style:name="T7" style:family="text">
      <style:text-properties officeooo:rsid="001fcc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otball / Basketball</text:p>
      <text:p text:style-name="P7"/>
      <text:p text:style-name="P9">Initial Setup</text:p>
      <text:p text:style-name="P13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H1" office:value-type="string">
            <text:p text:style-name="P1">7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D2" office:value-type="string">
            <text:p text:style-name="P1"/>
          </table:table-cell>
          <table:table-cell table:style-name="Table1.E6" office:value-type="string">
            <text:p text:style-name="P1">P</text:p>
          </table:table-cell>
          <table:table-cell table:style-name="Table1.F2" office:value-type="string">
            <text:p text:style-name="P1"/>
          </table:table-cell>
          <table:table-cell table:style-name="Table1.G2" office:value-type="string">
            <text:p text:style-name="P1"/>
          </table:table-cell>
          <table:table-cell table:style-name="Table1.H2" office:value-type="string">
            <text:p text:style-name="P1">T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3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E6" office:value-type="string">
            <text:p text:style-name="P1">P</text:p>
          </table:table-cell>
          <table:table-cell table:style-name="Table1.F3" office:value-type="string">
            <text:p text:style-name="P1"/>
          </table:table-cell>
          <table:table-cell table:style-name="Table1.G3" office:value-type="string">
            <text:p text:style-name="P1">P</text:p>
          </table:table-cell>
          <table:table-cell table:style-name="Table1.H2" office:value-type="string">
            <text:p text:style-name="P1">D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B4" office:value-type="string">
            <text:p text:style-name="P1">QB</text:p>
          </table:table-cell>
          <table:table-cell table:style-name="Table1.E6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E6" office:value-type="string">
            <text:p text:style-name="P1">P</text:p>
          </table:table-cell>
          <table:table-cell table:style-name="Table1.F4" office:value-type="string">
            <text:p text:style-name="P1"/>
          </table:table-cell>
          <table:table-cell table:style-name="Table1.G4" office:value-type="string">
            <text:p text:style-name="P1"/>
          </table:table-cell>
          <table:table-cell table:style-name="Table1.H2" office:value-type="string">
            <text:p text:style-name="P1">O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5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D5" office:value-type="string">
            <text:p text:style-name="P1"/>
          </table:table-cell>
          <table:table-cell table:style-name="Table1.E6" office:value-type="string">
            <text:p text:style-name="P1">P</text:p>
          </table:table-cell>
          <table:table-cell table:style-name="Table1.F5" office:value-type="string">
            <text:p text:style-name="P1"/>
          </table:table-cell>
          <table:table-cell table:style-name="Table1.G5" office:value-type="string">
            <text:p text:style-name="P1">P</text:p>
          </table:table-cell>
          <table:table-cell table:style-name="Table1.H2" office:value-type="string">
            <text:p text:style-name="P1">W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6" office:value-type="string">
            <text:p text:style-name="P1"/>
          </table:table-cell>
          <table:table-cell table:style-name="Table1.E6" office:value-type="string">
            <text:p text:style-name="P1"/>
          </table:table-cell>
          <table:table-cell table:style-name="Table1.D6" office:value-type="string">
            <text:p text:style-name="P1"/>
          </table:table-cell>
          <table:table-cell table:style-name="Table1.E6" office:value-type="string">
            <text:p text:style-name="P1">P</text:p>
          </table:table-cell>
          <table:table-cell table:style-name="Table1.F6" office:value-type="string">
            <text:p text:style-name="P1"/>
          </table:table-cell>
          <table:table-cell table:style-name="Table1.G6" office:value-type="string">
            <text:p text:style-name="P1"/>
          </table:table-cell>
          <table:table-cell table:style-name="Table1.H2" office:value-type="string">
            <text:p text:style-name="P1">N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H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H1" office:value-type="string">
            <text:p text:style-name="P5">7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3">S1</text:p>
          </table:table-cell>
          <table:table-cell table:style-name="Table2.E6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2" office:value-type="string">
            <text:p text:style-name="P3">P</text:p>
          </table:table-cell>
          <table:table-cell table:style-name="Table2.G2" office:value-type="string">
            <text:p text:style-name="P3"/>
          </table:table-cell>
          <table:table-cell table:style-name="Table2.H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B3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6" office:value-type="string">
            <text:p text:style-name="P3">P</text:p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4">P</text:p>
          </table:table-cell>
          <table:table-cell table:style-name="Table2.H3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B4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6" office:value-type="string">
            <text:p text:style-name="P3">P</text:p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  <table:table-cell table:style-name="Table2.H4" office:value-type="string">
            <text:p text:style-name="P6">SCORE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B5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6" office:value-type="string">
            <text:p text:style-name="P3">P</text:p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4">P</text:p>
          </table:table-cell>
          <table:table-cell table:style-name="Table2.H5" office:value-type="string">
            <text:p text:style-name="P2"/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B6" office:value-type="string">
            <text:p text:style-name="P3">S2</text:p>
          </table:table-cell>
          <table:table-cell table:style-name="Table2.E6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3">P</text:p>
          </table:table-cell>
          <table:table-cell table:style-name="Table2.G6" office:value-type="string">
            <text:p text:style-name="P2"/>
          </table:table-cell>
          <table:table-cell table:style-name="Table2.H6" office:value-type="string">
            <text:p text:style-name="P3"/>
          </table:table-cell>
        </table:table-row>
      </table:table>
      <text:p text:style-name="P13"/>
      <text:p text:style-name="P10">Rendering</text:p>
      <text:p text:style-name="P10"/>
      <text:p text:style-name="P20">The game is played the same way conceptually left to right whatever. For Player 2 who is playing in a mirror image <text:span text:style-name="T6">all the non-zero X values are reversed prior to rendering and reversed back afterwards, and horizontal movements are reversed.</text:span></text:p>
      <text:p text:style-name="P20"/>
      <text:p text:style-name="P7">Initialisation</text:p>
      <text:p text:style-name="P7"/>
      <text:p text:style-name="P15"><text:span text:style-name="T7">(11) </text:span>Player placed at 1,3</text:p>
      <text:p text:style-name="P13"><text:span text:style-name="T2">Defence</text:span> 0-4 are placed at Y 1..5 in row 3 or 4, <text:span text:style-name="T1">on exit point to 0,5</text:span></text:p>
      <text:p text:style-name="P14"><text:span text:style-name="T2">Defence</text:span> 5,6 placed at 6,2 and 6,4</text:p>
      <text:p text:style-name="P16"/>
      <text:p text:style-name="P7">Football</text:p>
      <text:p text:style-name="P13"/>
      <text:p text:style-name="P17">As given</text:p>
      <text:p text:style-name="P17"/>
      <text:p text:style-name="P9">Basketball</text:p>
      <text:p text:style-name="P15"/>
      <text:p text:style-name="P15">Player placed at 1,1 or 1,5 randomly chosen.</text:p>
      <text:p text:style-name="P15">Player 0 and 4 moved <text:s/>to row 4</text:p>
      <text:p text:style-name="P15"/>
      <text:p text:style-name="P11"/>
      <text:p text:style-name="P21">Play</text:p>
      <text:p text:style-name="P11"/>
      <text:p text:style-name="P18">For football the aim is to reach the touchdown area <text:span text:style-name="T3">which scores 6 points</text:span></text:p>
      <text:p text:style-name="P19"/>
      <text:p text:style-name="P19">For basketball the aim is to get a clean throw either diagonally or straight into the basket, without a player being in the way, <text:span text:style-name="T4">which scores 2 points, or 3 points from X = 1 or 2.</text:span></text:p>
      <text:p text:style-name="P19"/>
      <text:p text:style-name="P20">Players can move up down the screen, towards the goals ? Move back ? <text:span text:style-name="T5">Leaving the area is no score.</text:span></text:p>
      <text:p text:style-name="P20"/>
      <text:p text:style-name="P12">Defenders</text:p>
      <text:p text:style-name="P12"/>
      <text:p text:style-name="P19">Mix of chasing and random movement, more towards the player up/down the pi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1:17:00.114949336</meta:creation-date>
    <dc:date>2017-10-21T19:03:03.797184717</dc:date>
    <meta:editing-duration>PT1H6M45S</meta:editing-duration>
    <meta:editing-cycles>28</meta:editing-cycles>
    <meta:generator>LibreOffice/5.3.6.1$Linux_X86_64 LibreOffice_project/30$Build-1</meta:generator>
    <meta:document-statistic meta:table-count="2" meta:image-count="0" meta:object-count="0" meta:page-count="2" meta:paragraph-count="66" meta:word-count="230" meta:character-count="1020" meta:non-whitespace-character-count="855"/>
  </office:meta>
</office:document-meta>
</file>